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ubtitle">
      <style:paragraph-properties fo:margin-top="0in" fo:margin-bottom="0.139in" loext:contextual-spacing="false"/>
    </style:style>
    <style:style style:name="P6" style:family="paragraph" style:parent-style-name="Title">
      <style:paragraph-properties fo:margin-top="0in" fo:margin-bottom="0in" loext:contextual-spacing="false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edro escribe en azul</text:span></text:p>
      <text:p text:style-name="P6"><text:bookmark text:name="_kifzr649d4tt"/><text:span text:style-name="T1">Linceduino 2</text:span></text:p>
      <text:p text:style-name="P5"><text:bookmark text:name="_mubxpzq9vx3u"/><text:span text:style-name="T1">Especificaciones</text:span></text:p>
      <text:p text:style-name="P1"><text:span text:style-name="T1">Tras conversación telefónica con Manuel Barbero, me comenta las siguientes especificaciones que serían las ideales para un nuevo linceduino.</text:span></text:p>
      <text:list xml:id="list6607359005377545846" text:style-name="WWNum2">
        <text:list-item>
          <text:p text:style-name="P3"><text:span text:style-name="T1">El sistema de medición a través de pulsos magnéticos es mucho más preciso que un sistema gps y por tanto el funcionamiento y cálculos por paso de sensor magnético son prioritarios. Se mantiene el sistema de medición magnética de linceduino 1.</text:span></text:p>
        </text:list-item>
        <text:list-item>
          <text:p text:style-name="P3"><text:span text:style-name="T1">Sería muy importante que los datos que recoge magnéticamente linceduino a través del sistema magnético que se trasladarán en tiempo real a un portátil, tablet o smartphone a través de gprs u otro método, por tanto, es necesario un módulo gprs u otro sistema de transmisión de datos a distancia. Habría que estudiar las incompatibilidades de los módulos sd (presente en linceduino 1) y el módulo gprs sobre todo coincidencias de pines, estas coincidencias también hay que estudiarlas con respecto a <text:s/>los módulos lcd (lcd keypad shield en el caso de linceduino 1) u otro lcd. En caso de incompatibilidades se podría prescindir del módulo sd si se transmiten los datos de forma correcta mediante gprs.</text:span></text:p>
        </text:list-item>
        <text:list-item>
          <text:p text:style-name="P3"><text:span text:style-name="T1">También sería conveniente un módulo gps para transmitir la posición aproximada del vehículo en tiempo real, y realizar un seguimiento del posicionamiento de vehículo en tiempo real.</text:span></text:p>
        </text:list-item>
        <text:list-item>
          <text:p text:style-name="P3"><text:span text:style-name="T1">Habría que separar físicamente los módulos de Arduino del lcd, uniéndolos mediante cableado, de manera que el lcd ocupe un lugar en la zona de visión del conductor y el resto de módulos se ubiquen en un lugar intermedio entre el display y el sensor magnético, protegido frente a vibraciones.</text:span></text:p>
        </text:list-item>
        <text:list-item>
          <text:p text:style-name="P3"><text:span text:style-name="T1">En el caso de mantener el módulo de tarjeta SD, habrá que posicionarlo de manera que se pueda introducir y extraer la tarjeta SD sin tener que manipular el resto de módulos.</text:span></text:p>
        </text:list-item>
        <text:list-item>
          <text:p text:style-name="P3"><text:span text:style-name="T1">Mejorar (si se puede) la seguridad de las uniones entre los cables y los módulos de Arduino, para evitar que, por vibraciones, se puedan soltar o realizar falsos contactos. Para esto he pensado en este producto shield de clemas </text:span><text:a xlink:type="simple" xlink:href="http://www.cooking-hacks.com/shop/arduino/shields/screw-shield-for-arduino" text:style-name="Internet_20_link" text:visited-style-name="Visited_20_Internet_20_Link"><text:span text:style-name="T4">http://www.cooking-hacks.com/shop/arduino/shields/screw-shield-for-arduino</text:span></text:a><text:span text:style-name="T1"> o mejor este </text:span><text:a xlink:type="simple" xlink:href="http://www.cooking-hacks.com/proto-screw-shield-assembled-arduino-compatible" text:style-name="Internet_20_link" text:visited-style-name="Visited_20_Internet_20_Link"><text:span text:style-name="T4">http://www.cooking-hacks.com/proto-screw-shield-assembled-arduino-compatible</text:span></text:a><text:span text:style-name="T1"> o este </text:span><text:a xlink:type="simple" xlink:href="http://www.cooking-hacks.com/screw-shield-for-arduino" text:style-name="Internet_20_link" text:visited-style-name="Visited_20_Internet_20_Link"><text:span text:style-name="T4">http://www.cooking-hacks.com/screw-shield-for-arduino</text:span></text:a><text:span text:style-name="T1"> </text:span></text:p>
        </text:list-item>
      </text:list>
      <text:p text:style-name="P1"/>
      <text:p text:style-name="P1"/>
      <text:p text:style-name="P1"><text:span text:style-name="T3">Materiales</text:span></text:p>
      <text:p text:style-name="P1"><text:span text:style-name="T1">Emisor y receptor tipo 3DR Robotics</text:span></text:p>
      <text:p text:style-name="P1"><text:a xlink:type="simple" xlink:href="http://www.amazon.es/gp/product/B00L10R3MG?psc=1&amp;redirect=true&amp;ref_=oh_aui_detailpage_o02_s00" text:style-name="Internet_20_link" text:visited-style-name="Visited_20_Internet_20_Link"><text:span text:style-name="T4">http://www.amazon.es/gp/product/B00L10R3MG?psc=1&amp;redirect=true&amp;ref_=oh_aui_detailpage_o02_s00</text:span></text:a></text:p>
      <text:p text:style-name="P1"><text:span text:style-name="T1">Lcd I2C</text:span></text:p>
      <text:p text:style-name="P1"><text:a xlink:type="simple" xlink:href="http://www.amazon.es/gp/product/B00Q6WQAAK?psc=1&amp;redirect=true&amp;ref_=oh_aui_detailpage_o05_s00" text:style-name="Internet_20_link" text:visited-style-name="Visited_20_Internet_20_Link"><text:span text:style-name="T4">http://www.amazon.es/gp/product/B00Q6WQAAK?psc=1&amp;redirect=true&amp;ref_=oh_aui_detailpage_o05_s00</text:span></text:a></text:p>
      <text:p text:style-name="P1"><text:span text:style-name="T1">Screw Shiled (Clemas para arduino) </text:span><text:a xlink:type="simple" xlink:href="http://www.amazon.es/gp/product/B00Q6WL31G?psc=1&amp;redirect=true&amp;ref_=oh_aui_detailpage_o00_s00" text:style-name="Internet_20_link" text:visited-style-name="Visited_20_Internet_20_Link"><text:span text:style-name="T4">http://www.amazon.es/gp/product/B00Q6WL31G?psc=1&amp;redirect=true&amp;ref_=oh_aui_detailpage_o00_s00</text:span></text:a></text:p>
      <text:p text:style-name="P1"/>
      <text:p text:style-name="P1"/>
      <text:p text:style-name="P1"><text:span text:style-name="T3">Enviando y recibiendo datos por radiofrecuencia</text:span></text:p>
      <text:p text:style-name="P1"/>
      <text:p text:style-name="P1"><text:span text:style-name="T1">Vídeo de como hacerlo: </text:span><text:a xlink:type="simple" xlink:href="https://www.youtube.com/watch?v=CEOZVB9U204" text:style-name="Internet_20_link" text:visited-style-name="Visited_20_Internet_20_Link"><text:span text:style-name="T4">https://www.youtube.com/watch?v=CEOZVB9U204</text:span></text:a></text:p>
      <text:p text:style-name="P1"/>
      <text:p text:style-name="P1"><text:span text:style-name="T1">Investigación:</text:span></text:p>
      <text:p text:style-name="P1"><text:soft-page-break/><text:span text:style-name="T1">Como conectar LCD a arduino pero no en un shield:</text:span></text:p>
      <text:p text:style-name="P1"><text:a xlink:type="simple" xlink:href="http://arduino-info.wikispaces.com/LCD-Blue-I2C" text:style-name="Internet_20_link" text:visited-style-name="Visited_20_Internet_20_Link"><text:span text:style-name="T4">http://arduino-info.wikispaces.com/LCD-Blue-I2C</text:span></text:a><text:span text:style-name="T1"> (este es el nuestro)</text:span></text:p>
      <text:p text:style-name="P1"><text:a xlink:type="simple" xlink:href="https://geekytheory.com/tutorial-arduino-conectar-lcd-16x2-por-protocolo-i2c/" text:style-name="Internet_20_link" text:visited-style-name="Visited_20_Internet_20_Link"><text:span text:style-name="T4">https://geekytheory.com/tutorial-arduino-conectar-lcd-16x2-por-protocolo-i2c/</text:span></text:a></text:p>
      <text:p text:style-name="P1"><text:a xlink:type="simple" xlink:href="http://elcajondeardu.blogspot.com.es/2013/12/tutorial-conectando-una-pantalla-lcd.html" text:style-name="Internet_20_link" text:visited-style-name="Visited_20_Internet_20_Link"><text:span text:style-name="T4">http://elcajondeardu.blogspot.com.es/2013/12/tutorial-conectando-una-pantalla-lcd.html</text:span></text:a></text:p>
      <text:p text:style-name="P1"/>
      <text:p text:style-name="P1"><text:span text:style-name="T1">Pines usado en los shields:</text:span></text:p>
      <text:p text:style-name="P1"><text:a xlink:type="simple" xlink:href="http://playground.arduino.cc/Main/ShieldPinUsage" text:style-name="Internet_20_link" text:visited-style-name="Visited_20_Internet_20_Link"><text:span text:style-name="T4">http://playground.arduino.cc/Main/ShieldPinUsage</text:span></text:a></text:p>
      <text:p text:style-name="P1"/>
      <text:p text:style-name="P1"><text:span text:style-name="T1">Referencia sobre arduino Mega</text:span></text:p>
      <text:p text:style-name="P1"><text:a xlink:type="simple" xlink:href="http://www.arduino.cc/en/Main/arduinoBoardMega" text:style-name="Internet_20_link" text:visited-style-name="Visited_20_Internet_20_Link"><text:span text:style-name="T4">http://www.arduino.cc/en/Main/arduinoBoardMega</text:span></text:a></text:p>
      <text:p text:style-name="P1"/>
      <text:p text:style-name="P1"><text:span text:style-name="T1">Graficando datos con KST</text:span></text:p>
      <text:p text:style-name="P1"><text:a xlink:type="simple" xlink:href="http://real2electronics.blogspot.com.es/2009/11/graficar-con-kst.html" text:style-name="Internet_20_link" text:visited-style-name="Visited_20_Internet_20_Link"><text:span text:style-name="T4">http://real2electronics.blogspot.com.es/2009/11/graficar-con-kst.html</text:span></text:a></text:p>
      <text:p text:style-name="P1"><text:a xlink:type="simple" xlink:href="http://blog.bricogeek.com/noticias/arduino/graficando-datos-con-arduino/" text:style-name="Internet_20_link" text:visited-style-name="Visited_20_Internet_20_Link"><text:span text:style-name="T4">http://blog.bricogeek.com/noticias/arduino/graficando-datos-con-arduino/</text:span></text:a></text:p>
      <text:p text:style-name="P1"/>
      <text:p text:style-name="P1"><text:span text:style-name="T1">Leer datos del puerto serie y processing</text:span></text:p>
      <text:p text:style-name="P1"><text:a xlink:type="simple" xlink:href="http://www.sistemasorp.es/2010/11/09/processing-y-el-puerto-serie/" text:style-name="Internet_20_link" text:visited-style-name="Visited_20_Internet_20_Link"><text:span text:style-name="T4">http://www.sistemasorp.es/2010/11/09/processing-y-el-puerto-serie/</text:span></text:a></text:p>
      <text:p text:style-name="P1"/>
      <text:p text:style-name="P1"><text:span text:style-name="T1">Nos queda por trabajar:</text:span></text:p>
      <text:list xml:id="list1718576816608049666" text:style-name="WWNum1">
        <text:list-item>
          <text:p text:style-name="P4"><text:span text:style-name="T1">Trabajar sobre el nuevo lcd, adaptando el programa del año pasado.</text:span></text:p>
        </text:list-item>
        <text:list-item>
          <text:p text:style-name="P4"><text:span text:style-name="T1">Fijación de cables con clemas. </text:span></text:p>
        </text:list-item>
        <text:list-item>
          <text:p text:style-name="P4"><text:span text:style-name="T1">Adaptar el software a la transmisión de datos y mejorar el software del año pasado.</text:span></text:p>
        </text:list-item>
        <text:list-item>
          <text:p text:style-name="P4"><text:span text:style-name="T1">Comprobar el alcance de la señal.</text:span></text:p>
        </text:list-item>
        <text:list-item>
          <text:p text:style-name="P4"><text:span text:style-name="T1">Comprobar los fallos en la emisión de señales.</text:span></text:p>
        </text:list-item>
        <text:list-item>
          <text:p text:style-name="P4"><text:span text:style-name="T1">Comprobar consumo de batería.</text:span></text:p>
        </text:list-item>
      </text:list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9" meta:word-count="475" meta:character-count="3751" meta:non-whitespace-character-count="3324"/>
    <meta:generator>LibreOfficeDev/5.1.0.3$Linux_X86_64 LibreOffice_project/</meta:generator>
  </office:meta>
</office:document-meta>
</file>